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0:10:36.0633401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3.883704298</meta:creation-date>
    <dc:date>2019-01-09T10:34:36.980240850</dc:date>
    <meta:editing-duration>PT11M13S</meta:editing-duration>
    <meta:editing-cycles>4</meta:editing-cycles>
    <meta:generator>LibreOffice/6.0.7.3$Linux_X86_64 LibreOffice_project/00m0$Build-3</meta:generator>
    <meta:document-statistic meta:table-count="1" meta:cell-count="233" meta:object-count="0"/>
  </office:meta>
</office:document-meta>
</file>